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break-before="page"/>
    </style:style>
    <style:style style:name="P11" style:family="paragraph" style:parent-style-name="Standard">
      <style:text-properties fo:language="en" fo:country="US" style:language-complex="ar" style:country-complex="S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2">
      <style:text-properties fo:language="en" fo:country="US" style:language-complex="ar" style:country-complex="SA"/>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style:snap-to-layout-grid="false"/>
    </style:style>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text-properties style:text-underline-style="solid" style:text-underline-width="auto" style:text-underline-color="font-color"/>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language="en" fo:country="US" style:language-complex="ar" style:country-complex="SA"/>
    </style:style>
    <style:style style:name="T7" style:family="text">
      <style:text-properties style:text-position="super 58%" fo:language="en" fo:country="US" style:language-complex="ar" style:country-complex="SA"/>
    </style:style>
    <style:style style:name="T8"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77554672">
          <text:format-change>
            <office:change-info>
              <dc:creator>David Harris</dc:creator>
              <dc:date>2010-06-07T00:32:00</dc:date>
            </office:change-info>
          </text:format-change>
        </text:changed-region>
        <text:changed-region text:id="ct1084243888">
          <text:insertion>
            <office:change-info>
              <dc:creator>David Harris</dc:creator>
              <dc:date>2010-06-07T19:26:00</dc:date>
            </office:change-info>
          </text:insertion>
        </text:changed-region>
        <text:changed-region text:id="ct1194081200">
          <text:insertion>
            <office:change-info>
              <dc:creator>Bob Jacobsen</dc:creator>
              <dc:date>2010-06-07T20:08:00</dc:date>
            </office:change-info>
          </text:insertion>
        </text:changed-region>
        <text:changed-region text:id="ct1125566976">
          <text:insertion>
            <office:change-info>
              <dc:creator>David Harris</dc:creator>
              <dc:date>2010-06-07T19:26:00</dc:date>
            </office:change-info>
          </text:insertion>
        </text:changed-region>
        <text:changed-region text:id="ct710298864">
          <text:insertion>
            <office:change-info>
              <dc:creator>David Harris</dc:creator>
              <dc:date>2010-06-07T19:26:00</dc:date>
            </office:change-info>
          </text:insertion>
        </text:changed-region>
        <text:changed-region text:id="ct1080130048">
          <text:deletion>
            <office:change-info>
              <dc:creator>David Harris</dc:creator>
              <dc:date>2010-06-07T00:13:00</dc:date>
            </office:change-info>
            <text:p text:style-name="Standard">However, s</text:p>
          </text:deletion>
        </text:changed-region>
        <text:changed-region text:id="ct714844496">
          <text:insertion>
            <office:change-info>
              <dc:creator>David Harris</dc:creator>
              <dc:date>2010-06-07T00:13:00</dc:date>
            </office:change-info>
          </text:insertion>
        </text:changed-region>
        <text:changed-region text:id="ct1077219984">
          <text:deletion>
            <office:change-info>
              <dc:creator>David Harris</dc:creator>
              <dc:date>2010-06-07T00:13:00</dc:date>
            </office:change-info>
            <text:p text:style-name="Standard">found</text:p>
          </text:deletion>
        </text:changed-region>
        <text:changed-region text:id="ct765779104">
          <text:insertion>
            <office:change-info>
              <dc:creator>David Harris</dc:creator>
              <dc:date>2010-06-07T00:13:00</dc:date>
            </office:change-info>
          </text:insertion>
        </text:changed-region>
        <text:changed-region text:id="ct497526400">
          <text:deletion>
            <office:change-info>
              <dc:creator>David Harris</dc:creator>
              <dc:date>2010-06-07T00:13:00</dc:date>
            </office:change-info>
            <text:p text:style-name="Standard">still </text:p>
          </text:deletion>
        </text:changed-region>
        <text:changed-region text:id="ct1123563824">
          <text:insertion>
            <office:change-info>
              <dc:creator>David Harris</dc:creator>
              <dc:date>2010-06-07T00:14:00</dc:date>
            </office:change-info>
          </text:insertion>
        </text:changed-region>
        <text:changed-region text:id="ct1204735808">
          <text:deletion>
            <office:change-info>
              <dc:creator>David Harris</dc:creator>
              <dc:date>2010-06-07T00:13:00</dc:date>
            </office:change-info>
            <text:p text:style-name="Standard">o</text:p>
          </text:deletion>
        </text:changed-region>
        <text:changed-region text:id="ct496168544">
          <text:insertion>
            <office:change-info>
              <dc:creator>David Harris</dc:creator>
              <dc:date>2010-06-07T00:13:00</dc:date>
            </office:change-info>
          </text:insertion>
        </text:changed-region>
        <text:changed-region text:id="ct765779856">
          <text:insertion>
            <office:change-info>
              <dc:creator>David Harris</dc:creator>
              <dc:date>2010-06-07T00:13:00</dc:date>
            </office:change-info>
          </text:insertion>
        </text:changed-region>
        <text:changed-region text:id="ct1204254320">
          <text:deletion>
            <office:change-info>
              <dc:creator>David Harris</dc:creator>
              <dc:date>2010-06-07T00:14:00</dc:date>
            </office:change-info>
            <text:p text:style-name="Standard"><text:s/>occasionally</text:p>
          </text:deletion>
        </text:changed-region>
        <text:changed-region text:id="ct1206088272">
          <text:insertion>
            <office:change-info>
              <dc:creator>David Harris</dc:creator>
              <dc:date>2010-06-07T00:14:00</dc:date>
            </office:change-info>
          </text:insertion>
        </text:changed-region>
        <text:changed-region text:id="ct1111524432">
          <text:insertion>
            <office:change-info>
              <dc:creator>David Harris</dc:creator>
              <dc:date>2010-06-07T00:14:00</dc:date>
            </office:change-info>
          </text:insertion>
        </text:changed-region>
        <text:changed-region text:id="ct1206784688">
          <text:deletion>
            <office:change-info>
              <dc:creator>David Harris</dc:creator>
              <dc:date>2010-06-07T00:14:00</dc:date>
            </office:change-info>
            <text:p text:style-name="Standard">d</text:p>
          </text:deletion>
        </text:changed-region>
        <text:changed-region text:id="ct1070362544">
          <text:insertion>
            <office:change-info>
              <dc:creator>David Harris</dc:creator>
              <dc:date>2010-06-07T00:14:00</dc:date>
            </office:change-info>
          </text:insertion>
        </text:changed-region>
        <text:changed-region text:id="ct1068481152">
          <text:deletion>
            <office:change-info>
              <dc:creator>David Harris</dc:creator>
              <dc:date>2010-06-07T00:14:00</dc:date>
            </office:change-info>
            <text:p text:style-name="Standard">could</text:p>
          </text:deletion>
        </text:changed-region>
        <text:changed-region text:id="ct1058188976">
          <text:insertion>
            <office:change-info>
              <dc:creator>David Harris</dc:creator>
              <dc:date>2010-06-07T00:14:00</dc:date>
            </office:change-info>
          </text:insertion>
        </text:changed-region>
        <text:changed-region text:id="ct593616464">
          <text:insertion>
            <office:change-info>
              <dc:creator>David Harris</dc:creator>
              <dc:date>2010-06-07T19:27:00</dc:date>
            </office:change-info>
          </text:insertion>
        </text:changed-region>
        <text:changed-region text:id="ct1144739824">
          <text:deletion>
            <office:change-info>
              <dc:creator>David Harris</dc:creator>
              <dc:date>2010-06-07T00:14:00</dc:date>
            </office:change-info>
            <text:p text:style-name="Standard">taught</text:p>
          </text:deletion>
        </text:changed-region>
        <text:changed-region text:id="ct1199667360">
          <text:insertion>
            <office:change-info>
              <dc:creator>David Harris</dc:creator>
              <dc:date>2010-06-07T00:14:00</dc:date>
            </office:change-info>
          </text:insertion>
        </text:changed-region>
        <text:changed-region text:id="ct1229181696">
          <text:insertion>
            <office:change-info>
              <dc:creator>David Harris</dc:creator>
              <dc:date>2010-06-07T00:15:00</dc:date>
            </office:change-info>
          </text:insertion>
        </text:changed-region>
        <text:changed-region text:id="ct1121123328">
          <text:insertion>
            <office:change-info>
              <dc:creator>David Harris</dc:creator>
              <dc:date>2010-06-07T00:15:00</dc:date>
            </office:change-info>
          </text:insertion>
        </text:changed-region>
        <text:changed-region text:id="ct1229696544">
          <text:insertion>
            <office:change-info>
              <dc:creator>David Harris</dc:creator>
              <dc:date>2010-06-07T00:15:00</dc:date>
            </office:change-info>
          </text:insertion>
        </text:changed-region>
        <text:changed-region text:id="ct1116979648">
          <text:insertion>
            <office:change-info>
              <dc:creator>David Harris</dc:creator>
              <dc:date>2010-06-07T00:15:00</dc:date>
            </office:change-info>
          </text:insertion>
        </text:changed-region>
        <text:changed-region text:id="ct1068237744">
          <text:insertion>
            <office:change-info>
              <dc:creator>David Harris</dc:creator>
              <dc:date>2010-06-07T00:15:00</dc:date>
            </office:change-info>
          </text:insertion>
        </text:changed-region>
        <text:changed-region text:id="ct1081106416">
          <text:deletion>
            <office:change-info>
              <dc:creator>David Harris</dc:creator>
              <dc:date>2010-06-07T00:14:00</dc:date>
            </office:change-info>
            <text:p text:style-name="Standard">ed</text:p>
          </text:deletion>
        </text:changed-region>
        <text:changed-region text:id="ct1121947456">
          <text:insertion>
            <office:change-info>
              <dc:creator>David Harris</dc:creator>
              <dc:date>2010-06-07T00:15:00</dc:date>
            </office:change-info>
          </text:insertion>
        </text:changed-region>
        <text:changed-region text:id="ct1068408080">
          <text:deletion>
            <office:change-info>
              <dc:creator>David Harris</dc:creator>
              <dc:date>2010-06-07T00:15:00</dc:date>
            </office:change-info>
            <text:p text:style-name="Standard">de</text:p>
          </text:deletion>
        </text:changed-region>
        <text:changed-region text:id="ct528441008">
          <text:insertion>
            <office:change-info>
              <dc:creator>David Harris</dc:creator>
              <dc:date>2010-06-07T00:15:00</dc:date>
            </office:change-info>
          </text:insertion>
        </text:changed-region>
        <text:changed-region text:id="ct1077190304">
          <text:deletion>
            <office:change-info>
              <dc:creator>David Harris</dc:creator>
              <dc:date>2010-06-07T00:16:00</dc:date>
            </office:change-info>
            <text:p text:style-name="Standard">could</text:p>
          </text:deletion>
        </text:changed-region>
        <text:changed-region text:id="ct1202859856">
          <text:insertion>
            <office:change-info>
              <dc:creator>David Harris</dc:creator>
              <dc:date>2010-06-07T00:16:00</dc:date>
            </office:change-info>
          </text:insertion>
        </text:changed-region>
        <text:changed-region text:id="ct1204386256">
          <text:deletion>
            <office:change-info>
              <dc:creator>David Harris</dc:creator>
              <dc:date>2010-06-07T00:16:00</dc:date>
            </office:change-info>
            <text:p text:style-name="Standard">was</text:p>
          </text:deletion>
        </text:changed-region>
        <text:changed-region text:id="ct1121679344">
          <text:insertion>
            <office:change-info>
              <dc:creator>David Harris</dc:creator>
              <dc:date>2010-06-07T00:16:00</dc:date>
            </office:change-info>
          </text:insertion>
        </text:changed-region>
        <text:changed-region text:id="ct1075011760">
          <text:deletion>
            <office:change-info>
              <dc:creator>David Harris</dc:creator>
              <dc:date>2010-06-07T00:16:00</dc:date>
            </office:change-info>
            <text:p text:style-name="Standard"><text:s/>never a</text:p>
          </text:deletion>
        </text:changed-region>
        <text:changed-region text:id="ct1108110864">
          <text:deletion>
            <office:change-info>
              <dc:creator>David Harris</dc:creator>
              <dc:date>2010-06-07T00:16:00</dc:date>
            </office:change-info>
            <text:p text:style-name="Standard">were</text:p>
          </text:deletion>
        </text:changed-region>
        <text:changed-region text:id="ct1111771728">
          <text:insertion>
            <office:change-info>
              <dc:creator>David Harris</dc:creator>
              <dc:date>2010-06-07T00:16:00</dc:date>
            </office:change-info>
          </text:insertion>
        </text:changed-region>
        <text:changed-region text:id="ct1058174912">
          <text:deletion>
            <office:change-info>
              <dc:creator>David Harris</dc:creator>
              <dc:date>2010-06-07T00:16:00</dc:date>
            </office:change-info>
            <text:p text:style-name="Standard">d</text:p>
          </text:deletion>
        </text:changed-region>
        <text:changed-region text:id="ct1192807664">
          <text:insertion>
            <office:change-info>
              <dc:creator>David Harris</dc:creator>
              <dc:date>2010-06-07T00:16:00</dc:date>
            </office:change-info>
          </text:insertion>
        </text:changed-region>
        <text:changed-region text:id="ct1203954848">
          <text:insertion>
            <office:change-info>
              <dc:creator>David Harris</dc:creator>
              <dc:date>2010-06-07T19:27:00</dc:date>
            </office:change-info>
          </text:insertion>
        </text:changed-region>
        <text:changed-region text:id="ct715993872">
          <text:insertion>
            <office:change-info>
              <dc:creator>David Harris</dc:creator>
              <dc:date>2010-06-07T19:27:00</dc:date>
            </office:change-info>
          </text:insertion>
        </text:changed-region>
        <text:changed-region text:id="ct1073857184">
          <text:deletion>
            <office:change-info>
              <dc:creator>David Harris</dc:creator>
              <dc:date>2010-06-07T19:27:00</dc:date>
            </office:change-info>
            <text:p text:style-name="Standard">another location. </text:p>
          </text:deletion>
        </text:changed-region>
        <text:changed-region text:id="ct1165037760">
          <text:insertion>
            <office:change-info>
              <dc:creator>David Harris</dc:creator>
              <dc:date>2010-06-07T19:28:00</dc:date>
            </office:change-info>
          </text:insertion>
        </text:changed-region>
        <text:changed-region text:id="ct1182888672">
          <text:insertion>
            <office:change-info>
              <dc:creator>Bob Jacobsen</dc:creator>
              <dc:date>2010-06-07T20:07:00</dc:date>
            </office:change-info>
          </text:insertion>
        </text:changed-region>
        <text:changed-region text:id="ct1144997728">
          <text:deletion>
            <office:change-info>
              <dc:creator>David Harris</dc:creator>
              <dc:date>2010-06-07T00:17:00</dc:date>
            </office:change-info>
            <text:p text:style-name="Standard">the</text:p>
          </text:deletion>
        </text:changed-region>
        <text:changed-region text:id="ct1165097584">
          <text:insertion>
            <office:change-info>
              <dc:creator>David Harris</dc:creator>
              <dc:date>2010-06-07T00:17:00</dc:date>
            </office:change-info>
          </text:insertion>
        </text:changed-region>
        <text:changed-region text:id="ct1074316560">
          <text:deletion>
            <office:change-info>
              <dc:creator>David Harris</dc:creator>
              <dc:date>2010-06-07T00:17:00</dc:date>
            </office:change-info>
            <text:p text:style-name="Standard"><text:s/></text:p>
          </text:deletion>
        </text:changed-region>
        <text:changed-region text:id="ct1196557536">
          <text:deletion>
            <office:change-info>
              <dc:creator>Bob Jacobsen</dc:creator>
              <dc:date>2010-06-07T20:07:00</dc:date>
            </office:change-info>
            <text:p text:style-name="Standard">learning</text:p>
          </text:deletion>
        </text:changed-region>
        <text:changed-region text:id="ct1074498768">
          <text:insertion>
            <office:change-info>
              <dc:creator>Bob Jacobsen</dc:creator>
              <dc:date>2010-06-07T20:07:00</dc:date>
            </office:change-info>
          </text:insertion>
        </text:changed-region>
        <text:changed-region text:id="ct1181540800">
          <text:deletion>
            <office:change-info>
              <dc:creator>Bob Jacobsen</dc:creator>
              <dc:date>2010-06-07T20:06:00</dc:date>
            </office:change-info>
            <text:p text:style-name="Standard">original</text:p>
          </text:deletion>
        </text:changed-region>
        <text:changed-region text:id="ct1227194640">
          <text:insertion>
            <office:change-info>
              <dc:creator>Bob Jacobsen</dc:creator>
              <dc:date>2010-06-07T20:06:00</dc:date>
            </office:change-info>
          </text:insertion>
        </text:changed-region>
        <text:changed-region text:id="ct1164136736">
          <text:deletion>
            <office:change-info>
              <dc:creator>David Harris</dc:creator>
              <dc:date>2010-06-07T00:17:00</dc:date>
            </office:change-info>
            <text:p text:style-name="Standard">d</text:p>
          </text:deletion>
        </text:changed-region>
        <text:changed-region text:id="ct1112807840">
          <text:insertion>
            <office:change-info>
              <dc:creator>David Harris</dc:creator>
              <dc:date>2010-06-07T00:17:00</dc:date>
            </office:change-info>
          </text:insertion>
        </text:changed-region>
        <text:changed-region text:id="ct1194037632">
          <text:insertion>
            <office:change-info>
              <dc:creator>Bob Jacobsen</dc:creator>
              <dc:date>2010-06-07T20:06:00</dc:date>
            </office:change-info>
          </text:insertion>
        </text:changed-region>
        <text:changed-region text:id="ct1194952704">
          <text:deletion>
            <office:change-info>
              <dc:creator>Bob Jacobsen</dc:creator>
              <dc:date>2010-06-07T20:06:00</dc:date>
            </office:change-info>
            <text:p text:style-name="Standard">A</text:p>
          </text:deletion>
        </text:changed-region>
        <text:changed-region text:id="ct1194611328">
          <text:insertion>
            <office:change-info>
              <dc:creator>Bob Jacobsen</dc:creator>
              <dc:date>2010-06-07T20:06:00</dc:date>
            </office:change-info>
          </text:insertion>
        </text:changed-region>
        <text:changed-region text:id="ct1196865712">
          <text:deletion>
            <office:change-info>
              <dc:creator>Bob Jacobsen</dc:creator>
              <dc:date>2010-06-07T20:06:00</dc:date>
            </office:change-info>
            <text:p text:style-name="Standard">new</text:p>
          </text:deletion>
        </text:changed-region>
        <text:changed-region text:id="ct1231954608">
          <text:insertion>
            <office:change-info>
              <dc:creator>Bob Jacobsen</dc:creator>
              <dc:date>2010-06-07T20:06:00</dc:date>
            </office:change-info>
          </text:insertion>
        </text:changed-region>
        <text:changed-region text:id="ct1156181808">
          <text:deletion>
            <office:change-info>
              <dc:creator>David Harris</dc:creator>
              <dc:date>2010-06-07T19:28:00</dc:date>
            </office:change-info>
            <text:p text:style-name="Standard">s</text:p>
          </text:deletion>
        </text:changed-region>
        <text:changed-region text:id="ct1229182528">
          <text:insertion>
            <office:change-info>
              <dc:creator>David Harris</dc:creator>
              <dc:date>2010-06-07T19:28:00</dc:date>
            </office:change-info>
          </text:insertion>
        </text:changed-region>
        <text:changed-region text:id="ct1229667040">
          <text:insertion>
            <office:change-info>
              <dc:creator>David Harris</dc:creator>
              <dc:date>2010-06-07T19:29:00</dc:date>
            </office:change-info>
          </text:insertion>
        </text:changed-region>
        <text:changed-region text:id="ct1075364816">
          <text:deletion>
            <office:change-info>
              <dc:creator>David Harris</dc:creator>
              <dc:date>2010-06-07T00:17:00</dc:date>
            </office:change-info>
            <text:p text:style-name="Standard">d</text:p>
          </text:deletion>
        </text:changed-region>
        <text:changed-region text:id="ct1125306960">
          <text:insertion>
            <office:change-info>
              <dc:creator>David Harris</dc:creator>
              <dc:date>2010-06-07T00:17:00</dc:date>
            </office:change-info>
          </text:insertion>
        </text:changed-region>
        <text:changed-region text:id="ct1225919248">
          <text:deletion>
            <office:change-info>
              <dc:creator>Bob Jacobsen</dc:creator>
              <dc:date>2010-06-07T20:07:00</dc:date>
            </office:change-info>
            <text:p text:style-name="Standard">M</text:p>
          </text:deletion>
        </text:changed-region>
        <text:changed-region text:id="ct1194879168">
          <text:insertion>
            <office:change-info>
              <dc:creator>Bob Jacobsen</dc:creator>
              <dc:date>2010-06-07T20:07:00</dc:date>
            </office:change-info>
          </text:insertion>
        </text:changed-region>
        <text:changed-region text:id="ct1075298720">
          <text:deletion>
            <office:change-info>
              <dc:creator>David Harris</dc:creator>
              <dc:date>2010-06-07T00:17:00</dc:date>
            </office:change-info>
            <text:p text:style-name="Standard">ed</text:p>
          </text:deletion>
        </text:changed-region>
        <text:changed-region text:id="ct1045623376">
          <text:insertion>
            <office:change-info>
              <dc:creator>David Harris</dc:creator>
              <dc:date>2010-06-07T00:17:00</dc:date>
            </office:change-info>
          </text:insertion>
        </text:changed-region>
        <text:changed-region text:id="ct1183691792">
          <text:deletion>
            <office:change-info>
              <dc:creator>Bob Jacobsen</dc:creator>
              <dc:date>2010-06-07T20:07:00</dc:date>
            </office:change-info>
            <text:p text:style-name="Standard">The program asks him to select the layout name or choose new. He chooses new</text:p>
          </text:deletion>
        </text:changed-region>
        <text:changed-region text:id="ct1111386176">
          <text:deletion>
            <office:change-info>
              <dc:creator>David Harris</dc:creator>
              <dc:date>2010-06-07T00:18:00</dc:date>
            </office:change-info>
            <text:p text:style-name="Standard">.</text:p>
          </text:deletion>
        </text:changed-region>
        <text:changed-region text:id="ct1203222560">
          <text:deletion>
            <office:change-info>
              <dc:creator>Bob Jacobsen</dc:creator>
              <dc:date>2010-06-07T20:07:00</dc:date>
            </office:change-info>
            <text:p text:style-name="Standard">, names his layout </text:p>
          </text:deletion>
          <text:insertion>
            <office:change-info office:chg-author="David Harris" office:chg-date-time="2010-06-07T00:18:00"/>
          </text:insertion>
        </text:changed-region>
        <text:changed-region text:id="ct1145541776">
          <text:insertion>
            <office:change-info>
              <dc:creator>Bob Jacobsen</dc:creator>
              <dc:date>2010-06-07T20:07:00</dc:date>
            </office:change-info>
          </text:insertion>
        </text:changed-region>
        <text:changed-region text:id="ct1116908576">
          <text:insertion>
            <office:change-info>
              <dc:creator>Bob Jacobsen</dc:creator>
              <dc:date>2010-06-07T20:08:00</dc:date>
            </office:change-info>
          </text:insertion>
        </text:changed-region>
        <text:changed-region text:id="ct1058197168">
          <text:insertion>
            <office:change-info>
              <dc:creator>David Harris</dc:creator>
              <dc:date>2010-06-07T00:18:00</dc:date>
            </office:change-info>
          </text:insertion>
        </text:changed-region>
        <text:changed-region text:id="ct704961008">
          <text:deletion>
            <office:change-info>
              <dc:creator>David Harris</dc:creator>
              <dc:date>2010-06-07T00:18:00</dc:date>
            </office:change-info>
            <text:p text:style-name="Standard"><text:s/>T</text:p>
          </text:deletion>
        </text:changed-region>
        <text:changed-region text:id="ct1229669168">
          <text:insertion>
            <office:change-info>
              <dc:creator>David Harris</dc:creator>
              <dc:date>2010-06-07T00:18:00</dc:date>
            </office:change-info>
          </text:insertion>
        </text:changed-region>
        <text:changed-region text:id="ct1111352592">
          <text:deletion>
            <office:change-info>
              <dc:creator>David Harris</dc:creator>
              <dc:date>2010-06-07T00:18:00</dc:date>
            </office:change-info>
            <text:p text:style-name="Standard">can</text:p>
          </text:deletion>
        </text:changed-region>
        <text:changed-region text:id="ct1111869200">
          <text:insertion>
            <office:change-info>
              <dc:creator>David Harris</dc:creator>
              <dc:date>2010-06-07T00:18:00</dc:date>
            </office:change-info>
          </text:insertion>
        </text:changed-region>
        <text:changed-region text:id="ct1121595552">
          <text:insertion>
            <office:change-info>
              <dc:creator>David Harris</dc:creator>
              <dc:date>2010-06-07T00:18:00</dc:date>
            </office:change-info>
          </text:insertion>
        </text:changed-region>
        <text:changed-region text:id="ct608189424">
          <text:deletion>
            <office:change-info>
              <dc:creator>David Harris</dc:creator>
              <dc:date>2010-06-07T00:19:00</dc:date>
            </office:change-info>
            <text:p text:style-name="Standard">can </text:p>
          </text:deletion>
        </text:changed-region>
        <text:changed-region text:id="ct1076962032">
          <text:insertion>
            <office:change-info>
              <dc:creator>David Harris</dc:creator>
              <dc:date>2010-06-07T00:19:00</dc:date>
            </office:change-info>
          </text:insertion>
        </text:changed-region>
        <text:changed-region text:id="ct1117074736">
          <text:insertion>
            <office:change-info>
              <dc:creator>David Harris</dc:creator>
              <dc:date>2010-06-07T00:19:00</dc:date>
            </office:change-info>
          </text:insertion>
        </text:changed-region>
        <text:changed-region text:id="ct1058534512">
          <text:deletion>
            <office:change-info>
              <dc:creator>David Harris</dc:creator>
              <dc:date>2010-06-07T00:19:00</dc:date>
            </office:change-info>
            <text:p text:style-name="Standard">re is also a </text:p>
          </text:deletion>
        </text:changed-region>
        <text:changed-region text:id="ct1081147712">
          <text:deletion>
            <office:change-info>
              <dc:creator>David Harris</dc:creator>
              <dc:date>2010-06-07T00:19:00</dc:date>
            </office:change-info>
            <text:p text:style-name="Standard">travelling</text:p>
          </text:deletion>
        </text:changed-region>
        <text:changed-region text:id="ct547860496">
          <text:insertion>
            <office:change-info>
              <dc:creator>David Harris</dc:creator>
              <dc:date>2010-06-07T00:19:00</dc:date>
            </office:change-info>
          </text:insertion>
        </text:changed-region>
        <text:changed-region text:id="ct1077495520">
          <text:deletion>
            <office:change-info>
              <dc:creator>David Harris</dc:creator>
              <dc:date>2010-06-07T00:19:00</dc:date>
            </office:change-info>
            <text:p text:style-name="Standard"><text:s/>out of</text:p>
          </text:deletion>
        </text:changed-region>
        <text:changed-region text:id="ct1204314880">
          <text:deletion>
            <office:change-info>
              <dc:creator>David Harris</dc:creator>
              <dc:date>2010-06-07T00:19:00</dc:date>
            </office:change-info>
            <text:p text:style-name="Standard">into</text:p>
          </text:deletion>
        </text:changed-region>
        <text:changed-region text:id="ct1145750720">
          <text:insertion>
            <office:change-info>
              <dc:creator>David Harris</dc:creator>
              <dc:date>2010-06-07T00:19:00</dc:date>
            </office:change-info>
          </text:insertion>
        </text:changed-region>
        <text:changed-region text:id="ct1119660336">
          <text:insertion>
            <office:change-info>
              <dc:creator>David Harris</dc:creator>
              <dc:date>2010-06-07T00:20:00</dc:date>
            </office:change-info>
          </text:insertion>
        </text:changed-region>
        <text:changed-region text:id="ct1223976752">
          <text:deletion>
            <office:change-info>
              <dc:creator>Bob Jacobsen</dc:creator>
              <dc:date>2010-06-07T20:09:00</dc:date>
            </office:change-info>
            <text:p text:style-name="Standard">from</text:p>
          </text:deletion>
        </text:changed-region>
        <text:changed-region text:id="ct1241829536">
          <text:insertion>
            <office:change-info>
              <dc:creator>Bob Jacobsen</dc:creator>
              <dc:date>2010-06-07T20:09:00</dc:date>
            </office:change-info>
          </text:insertion>
        </text:changed-region>
        <text:changed-region text:id="ct1116908864">
          <text:insertion>
            <office:change-info>
              <dc:creator>Bob Jacobsen</dc:creator>
              <dc:date>2010-06-07T20:10:00</dc:date>
            </office:change-info>
          </text:insertion>
        </text:changed-region>
        <text:changed-region text:id="ct1111668320">
          <text:insertion>
            <office:change-info>
              <dc:creator>David Harris</dc:creator>
              <dc:date>2010-06-07T00:22:00</dc:date>
            </office:change-info>
          </text:insertion>
        </text:changed-region>
        <text:changed-region text:id="ct1111360448">
          <text:insertion>
            <office:change-info>
              <dc:creator>David Harris</dc:creator>
              <dc:date>2010-06-07T00:22:00</dc:date>
            </office:change-info>
          </text:insertion>
        </text:changed-region>
        <text:changed-region text:id="ct1241835024">
          <text:deletion>
            <office:change-info>
              <dc:creator>Bob Jacobsen</dc:creator>
              <dc:date>2010-06-07T20:10:00</dc:date>
            </office:change-info>
            <text:p text:style-name="Standard">links</text:p>
          </text:deletion>
        </text:changed-region>
        <text:changed-region text:id="ct1183028416">
          <text:insertion>
            <office:change-info>
              <dc:creator>Bob Jacobsen</dc:creator>
              <dc:date>2010-06-07T20:10:00</dc:date>
            </office:change-info>
          </text:insertion>
        </text:changed-region>
        <text:changed-region text:id="ct1229251408">
          <text:deletion>
            <office:change-info>
              <dc:creator>Bob Jacobsen</dc:creator>
              <dc:date>2010-06-07T20:10:00</dc:date>
            </office:change-info>
            <text:p text:style-name="Standard">into</text:p>
          </text:deletion>
        </text:changed-region>
        <text:changed-region text:id="ct1116816912">
          <text:insertion>
            <office:change-info>
              <dc:creator>Bob Jacobsen</dc:creator>
              <dc:date>2010-06-07T20:10:00</dc:date>
            </office:change-info>
          </text:insertion>
        </text:changed-region>
        <text:changed-region text:id="ct1114553792">
          <text:insertion>
            <office:change-info>
              <dc:creator>Bob Jacobsen</dc:creator>
              <dc:date>2010-06-07T20:10:00</dc:date>
            </office:change-info>
          </text:insertion>
        </text:changed-region>
        <text:changed-region text:id="ct1234073888">
          <text:deletion>
            <office:change-info>
              <dc:creator>Bob Jacobsen</dc:creator>
              <dc:date>2010-06-07T20:10:00</dc:date>
            </office:change-info>
            <text:p text:style-name="Standard">In fact he</text:p>
          </text:deletion>
        </text:changed-region>
        <text:changed-region text:id="ct1182827344">
          <text:insertion>
            <office:change-info>
              <dc:creator>Bob Jacobsen</dc:creator>
              <dc:date>2010-06-07T20:10:00</dc:date>
            </office:change-info>
          </text:insertion>
        </text:changed-region>
        <text:changed-region text:id="ct1118729712">
          <text:insertion>
            <office:change-info>
              <dc:creator>Bob Jacobsen</dc:creator>
              <dc:date>2010-06-07T20:11:00</dc:date>
            </office:change-info>
          </text:insertion>
        </text:changed-region>
        <text:changed-region text:id="ct1225834048">
          <text:deletion>
            <office:change-info>
              <dc:creator>Bob Jacobsen</dc:creator>
              <dc:date>2010-06-07T20:11:00</dc:date>
            </office:change-info>
            <text:p text:style-name="Standard">one whole</text:p>
          </text:deletion>
        </text:changed-region>
        <text:changed-region text:id="ct1193937792">
          <text:insertion>
            <office:change-info>
              <dc:creator>Bob Jacobsen</dc:creator>
              <dc:date>2010-06-07T20:11:00</dc:date>
            </office:change-info>
          </text:insertion>
        </text:changed-region>
        <text:changed-region text:id="ct1183568256">
          <text:insertion>
            <office:change-info>
              <dc:creator>Bob Jacobsen</dc:creator>
              <dc:date>2010-06-07T20:11:00</dc:date>
            </office:change-info>
          </text:insertion>
        </text:changed-region>
        <text:changed-region text:id="ct1229460464">
          <text:deletion>
            <office:change-info>
              <dc:creator>Bob Jacobsen</dc:creator>
              <dc:date>2010-06-07T20:11:00</dc:date>
            </office:change-info>
            <text:p text:style-name="Standard">and all its events are duplicated</text:p>
          </text:deletion>
        </text:changed-region>
        <text:changed-region text:id="ct1193975584">
          <text:insertion>
            <office:change-info>
              <dc:creator>Bob Jacobsen</dc:creator>
              <dc:date>2010-06-07T20:11:00</dc:date>
            </office:change-info>
          </text:insertion>
        </text:changed-region>
        <text:changed-region text:id="ct1073774848">
          <text:insertion>
            <office:change-info>
              <dc:creator>David Harris</dc:creator>
              <dc:date>2010-06-07T00:22:00</dc:date>
            </office:change-info>
          </text:insertion>
        </text:changed-region>
        <text:changed-region text:id="ct1077110240">
          <text:deletion>
            <office:change-info>
              <dc:creator>David Harris</dc:creator>
              <dc:date>2010-06-07T00:22:00</dc:date>
            </office:change-info>
            <text:p text:style-name="Standard">only took</text:p>
          </text:deletion>
        </text:changed-region>
        <text:changed-region text:id="ct1111730176">
          <text:insertion>
            <office:change-info>
              <dc:creator>David Harris</dc:creator>
              <dc:date>2010-06-07T00:22:00</dc:date>
            </office:change-info>
          </text:insertion>
        </text:changed-region>
        <text:changed-region text:id="ct1195284400">
          <text:insertion>
            <office:change-info>
              <dc:creator>Bob Jacobsen</dc:creator>
              <dc:date>2010-06-07T20:11:00</dc:date>
            </office:change-info>
          </text:insertion>
        </text:changed-region>
        <text:changed-region text:id="ct1077205376">
          <text:deletion>
            <office:change-info>
              <dc:creator>David Harris</dc:creator>
              <dc:date>2010-06-07T00:23:00</dc:date>
            </office:change-info>
            <text:p text:style-name="Standard">cut</text:p>
          </text:deletion>
        </text:changed-region>
        <text:changed-region text:id="ct1111227152">
          <text:insertion>
            <office:change-info>
              <dc:creator>David Harris</dc:creator>
              <dc:date>2010-06-07T00:23:00</dc:date>
            </office:change-info>
          </text:insertion>
        </text:changed-region>
        <text:changed-region text:id="ct635452608">
          <text:deletion>
            <office:change-info>
              <dc:creator>David Harris</dc:creator>
              <dc:date>2010-06-07T00:23:00</dc:date>
            </office:change-info>
            <text:p text:style-name="Standard">l</text:p>
          </text:deletion>
        </text:changed-region>
        <text:changed-region text:id="ct1188932192">
          <text:deletion>
            <office:change-info>
              <dc:creator>David Harris</dc:creator>
              <dc:date>2010-06-07T00:23:00</dc:date>
            </office:change-info>
            <text:p text:style-name="Standard">jyst</text:p>
          </text:deletion>
        </text:changed-region>
        <text:changed-region text:id="ct1076871152">
          <text:insertion>
            <office:change-info>
              <dc:creator>David Harris</dc:creator>
              <dc:date>2010-06-07T00:23:00</dc:date>
            </office:change-info>
          </text:insertion>
        </text:changed-region>
        <text:changed-region text:id="ct1076940912">
          <text:deletion>
            <office:change-info>
              <dc:creator>David Harris</dc:creator>
              <dc:date>2010-06-07T00:23:00</dc:date>
            </office:change-info>
            <text:p text:style-name="Standard"><text:s/>s</text:p>
          </text:deletion>
        </text:changed-region>
        <text:changed-region text:id="ct1088708336">
          <text:insertion>
            <office:change-info>
              <dc:creator>David Harris</dc:creator>
              <dc:date>2010-06-07T00:23:00</dc:date>
            </office:change-info>
          </text:insertion>
        </text:changed-region>
        <text:changed-region text:id="ct524190736">
          <text:insertion>
            <office:change-info>
              <dc:creator>David Harris</dc:creator>
              <dc:date>2010-06-07T00:24:00</dc:date>
            </office:change-info>
          </text:insertion>
        </text:changed-region>
        <text:changed-region text:id="ct1204270176">
          <text:insertion>
            <office:change-info>
              <dc:creator>David Harris</dc:creator>
              <dc:date>2010-06-07T00:25:00</dc:date>
            </office:change-info>
          </text:insertion>
        </text:changed-region>
        <text:changed-region text:id="ct1193948128">
          <text:deletion>
            <office:change-info>
              <dc:creator>Bob Jacobsen</dc:creator>
              <dc:date>2010-06-07T20:12:00</dc:date>
            </office:change-info>
            <text:p text:style-name="Standard">instant yard diagram and operations</text:p>
          </text:deletion>
          <text:insertion>
            <office:change-info office:chg-author="David Harris" office:chg-date-time="2010-06-07T00:25:00"/>
          </text:insertion>
        </text:changed-region>
        <text:changed-region text:id="ct1194725600">
          <text:insertion>
            <office:change-info>
              <dc:creator>Bob Jacobsen</dc:creator>
              <dc:date>2010-06-07T20:12:00</dc:date>
            </office:change-info>
          </text:insertion>
        </text:changed-region>
        <text:changed-region text:id="ct1227804352">
          <text:insertion>
            <office:change-info>
              <dc:creator>David Harris</dc:creator>
              <dc:date>2010-06-07T00:25:00</dc:date>
            </office:change-info>
          </text:insertion>
        </text:changed-region>
        <text:changed-region text:id="ct1194679616">
          <text:insertion>
            <office:change-info>
              <dc:creator>Bob Jacobsen</dc:creator>
              <dc:date>2010-06-07T20:12:00</dc:date>
            </office:change-info>
          </text:insertion>
        </text:changed-region>
        <text:changed-region text:id="ct1193970416">
          <text:insertion>
            <office:change-info>
              <dc:creator>Bob Jacobsen</dc:creator>
              <dc:date>2010-06-07T20:13:00</dc:date>
            </office:change-info>
          </text:insertion>
        </text:changed-region>
        <text:changed-region text:id="ct1111289584">
          <text:insertion>
            <office:change-info>
              <dc:creator>Bob Jacobsen</dc:creator>
              <dc:date>2010-06-06T22:40:00</dc:date>
            </office:change-info>
          </text:insertion>
        </text:changed-region>
        <text:changed-region text:id="ct1093033280">
          <text:insertion>
            <office:change-info>
              <dc:creator>Bob Jacobsen</dc:creator>
              <dc:date>2010-06-06T22:41:00</dc:date>
            </office:change-info>
          </text:insertion>
        </text:changed-region>
        <text:changed-region text:id="ct1110189776">
          <text:insertion>
            <office:change-info>
              <dc:creator>David Harris</dc:creator>
              <dc:date>2010-06-07T00:26:00</dc:date>
            </office:change-info>
          </text:insertion>
        </text:changed-region>
        <text:changed-region text:id="ct1116862816">
          <text:insertion>
            <office:change-info>
              <dc:creator>David Harris</dc:creator>
              <dc:date>2010-06-07T00:26:00</dc:date>
            </office:change-info>
          </text:insertion>
        </text:changed-region>
        <text:changed-region text:id="ct1150947280">
          <text:deletion>
            <office:change-info>
              <dc:creator>David Harris</dc:creator>
              <dc:date>2010-06-07T00:26:00</dc:date>
            </office:change-info>
            <text:p text:style-name="Standard">signalling</text:p>
          </text:deletion>
        </text:changed-region>
        <text:changed-region text:id="ct1075492912">
          <text:insertion>
            <office:change-info>
              <dc:creator>David Harris</dc:creator>
              <dc:date>2010-06-07T00:26:00</dc:date>
            </office:change-info>
          </text:insertion>
        </text:changed-region>
        <text:changed-region text:id="ct1202833328">
          <text:deletion>
            <office:change-info>
              <dc:creator>David Harris</dc:creator>
              <dc:date>2010-06-07T00:27:00</dc:date>
            </office:change-info>
            <text:p text:style-name="Standard">had </text:p>
          </text:deletion>
        </text:changed-region>
        <text:changed-region text:id="ct1116953872">
          <text:deletion>
            <office:change-info>
              <dc:creator>David Harris</dc:creator>
              <dc:date>2010-06-07T00:27:00</dc:date>
            </office:change-info>
            <text:p text:style-name="Standard">d</text:p>
          </text:deletion>
        </text:changed-region>
        <text:changed-region text:id="ct1114539056">
          <text:insertion>
            <office:change-info>
              <dc:creator>David Harris</dc:creator>
              <dc:date>2010-06-07T00:27:00</dc:date>
            </office:change-info>
          </text:insertion>
        </text:changed-region>
        <text:changed-region text:id="ct1111406368">
          <text:insertion>
            <office:change-info>
              <dc:creator>David Harris</dc:creator>
              <dc:date>2010-06-07T00:27:00</dc:date>
            </office:change-info>
          </text:insertion>
        </text:changed-region>
        <text:changed-region text:id="ct1111261680">
          <text:deletion>
            <office:change-info>
              <dc:creator>David Harris</dc:creator>
              <dc:date>2010-06-07T00:27:00</dc:date>
            </office:change-info>
            <text:p text:style-name="Standard">Together </text:p>
          </text:deletion>
        </text:changed-region>
        <text:changed-region text:id="ct1059015168">
          <text:insertion>
            <office:change-info>
              <dc:creator>David Harris</dc:creator>
              <dc:date>2010-06-07T00:28:00</dc:date>
            </office:change-info>
          </text:insertion>
        </text:changed-region>
        <text:changed-region text:id="ct1205411760">
          <text:deletion>
            <office:change-info>
              <dc:creator>David Harris</dc:creator>
              <dc:date>2010-06-07T00:28:00</dc:date>
            </office:change-info>
            <text:p text:style-name="Standard">A</text:p>
          </text:deletion>
        </text:changed-region>
        <text:changed-region text:id="ct1077253456">
          <text:deletion>
            <office:change-info>
              <dc:creator>David Harris</dc:creator>
              <dc:date>2010-06-07T00:28:00</dc:date>
            </office:change-info>
            <text:p text:style-name="Standard">teh</text:p>
          </text:deletion>
        </text:changed-region>
        <text:changed-region text:id="ct1068346384">
          <text:insertion>
            <office:change-info>
              <dc:creator>David Harris</dc:creator>
              <dc:date>2010-06-07T00:28:00</dc:date>
            </office:change-info>
          </text:insertion>
        </text:changed-region>
        <text:changed-region text:id="ct489152256">
          <text:deletion>
            <office:change-info>
              <dc:creator>David Harris</dc:creator>
              <dc:date>2010-06-07T00:28:00</dc:date>
            </office:change-info>
            <text:p text:style-name="Standard"><text:s/></text:p>
          </text:deletion>
        </text:changed-region>
        <text:changed-region text:id="ct1225627376">
          <text:deletion>
            <office:change-info>
              <dc:creator>Bob Jacobsen</dc:creator>
              <dc:date>2010-06-07T20:13:00</dc:date>
            </office:change-info>
            <text:p text:style-name="Standard">l</text:p>
          </text:deletion>
        </text:changed-region>
        <text:changed-region text:id="ct1195197408">
          <text:deletion>
            <office:change-info>
              <dc:creator>Bob Jacobsen</dc:creator>
              <dc:date>2010-06-07T20:15:00</dc:date>
            </office:change-info>
            <text:p text:style-name="Standard">Bob</text:p>
          </text:deletion>
        </text:changed-region>
        <text:changed-region text:id="ct1194049408">
          <text:insertion>
            <office:change-info>
              <dc:creator>Bob Jacobsen</dc:creator>
              <dc:date>2010-06-07T20:15:00</dc:date>
            </office:change-info>
          </text:insertion>
        </text:changed-region>
        <text:changed-region text:id="ct1225505984">
          <text:deletion>
            <office:change-info>
              <dc:creator>Bob Jacobsen</dc:creator>
              <dc:date>2010-06-07T20:14:00</dc:date>
            </office:change-info>
            <text:p text:style-name="Standard"><text:s/>at the clubhouse</text:p>
          </text:deletion>
        </text:changed-region>
        <text:changed-region text:id="ct1193977344">
          <text:deletion>
            <office:change-info>
              <dc:creator>Bob Jacobsen</dc:creator>
              <dc:date>2010-06-07T20:14:00</dc:date>
            </office:change-info>
            <text:p text:style-name="Standard">the</text:p>
          </text:deletion>
        </text:changed-region>
        <text:changed-region text:id="ct1183523728">
          <text:insertion>
            <office:change-info>
              <dc:creator>Bob Jacobsen</dc:creator>
              <dc:date>2010-06-07T20:14:00</dc:date>
            </office:change-info>
          </text:insertion>
        </text:changed-region>
        <text:changed-region text:id="ct1074069056">
          <text:deletion>
            <office:change-info>
              <dc:creator>David Harris</dc:creator>
              <dc:date>2010-06-07T00:28:00</dc:date>
            </office:change-info>
            <text:p text:style-name="Standard">He</text:p>
          </text:deletion>
        </text:changed-region>
        <text:changed-region text:id="ct1174900096">
          <text:deletion>
            <office:change-info>
              <dc:creator>Bob Jacobsen</dc:creator>
              <dc:date>2010-06-07T20:15:00</dc:date>
            </office:change-info>
            <text:p text:style-name="Standard">Bob</text:p>
          </text:deletion>
          <text:insertion>
            <office:change-info office:chg-author="David Harris" office:chg-date-time="2010-06-07T00:28:00"/>
          </text:insertion>
        </text:changed-region>
        <text:changed-region text:id="ct1193928624">
          <text:insertion>
            <office:change-info>
              <dc:creator>Bob Jacobsen</dc:creator>
              <dc:date>2010-06-07T20:15:00</dc:date>
            </office:change-info>
          </text:insertion>
        </text:changed-region>
        <text:changed-region text:id="ct1194922800">
          <text:deletion>
            <office:change-info>
              <dc:creator>Bob Jacobsen</dc:creator>
              <dc:date>2010-06-07T20:15:00</dc:date>
            </office:change-info>
            <text:p text:style-name="Standard">doesn't have time to drive across town and back</text:p>
          </text:deletion>
        </text:changed-region>
        <text:changed-region text:id="ct1193934336">
          <text:insertion>
            <office:change-info>
              <dc:creator>Bob Jacobsen</dc:creator>
              <dc:date>2010-06-07T20:15:00</dc:date>
            </office:change-info>
          </text:insertion>
        </text:changed-region>
        <text:changed-region text:id="ct1195162672">
          <text:deletion>
            <office:change-info>
              <dc:creator>Bob Jacobsen</dc:creator>
              <dc:date>2010-06-07T20:15:00</dc:date>
            </office:change-info>
            <text:p text:style-name="Standard">, but f</text:p>
          </text:deletion>
        </text:changed-region>
        <text:changed-region text:id="ct1195162896">
          <text:insertion>
            <office:change-info>
              <dc:creator>Bob Jacobsen</dc:creator>
              <dc:date>2010-06-07T20:15:00</dc:date>
            </office:change-info>
          </text:insertion>
        </text:changed-region>
        <text:changed-region text:id="ct730979328">
          <text:deletion>
            <office:change-info>
              <dc:creator>David Harris</dc:creator>
              <dc:date>2010-06-07T00:28:00</dc:date>
            </office:change-info>
            <text:p text:style-name="Standard">, </text:p>
          </text:deletion>
        </text:changed-region>
        <text:changed-region text:id="ct1112500816">
          <text:insertion>
            <office:change-info>
              <dc:creator>David Harris</dc:creator>
              <dc:date>2010-06-07T00:28:00</dc:date>
            </office:change-info>
          </text:insertion>
        </text:changed-region>
        <text:changed-region text:id="ct1193962224">
          <text:deletion>
            <office:change-info>
              <dc:creator>Bob Jacobsen</dc:creator>
              <dc:date>2010-06-07T20:14:00</dc:date>
            </office:change-info>
            <text:p text:style-name="Standard">his</text:p>
          </text:deletion>
        </text:changed-region>
        <text:changed-region text:id="ct1195192112">
          <text:insertion>
            <office:change-info>
              <dc:creator>Bob Jacobsen</dc:creator>
              <dc:date>2010-06-07T20:14:00</dc:date>
            </office:change-info>
          </text:insertion>
        </text:changed-region>
        <text:changed-region text:id="ct1182946992">
          <text:deletion>
            <office:change-info>
              <dc:creator>Bob Jacobsen</dc:creator>
              <dc:date>2010-06-07T20:14:00</dc:date>
            </office:change-info>
            <text:p text:style-name="Standard"><text:s/>club </text:p>
          </text:deletion>
        </text:changed-region>
        <text:changed-region text:id="ct1193969744">
          <text:insertion>
            <office:change-info>
              <dc:creator>Bob Jacobsen</dc:creator>
              <dc:date>2010-06-07T20:14:00</dc:date>
            </office:change-info>
          </text:insertion>
        </text:changed-region>
        <text:changed-region text:id="ct1194078496">
          <text:deletion>
            <office:change-info>
              <dc:creator>Bob Jacobsen</dc:creator>
              <dc:date>2010-06-07T20:14:00</dc:date>
            </office:change-info>
            <text:p text:style-name="Standard">they</text:p>
          </text:deletion>
        </text:changed-region>
        <text:changed-region text:id="ct1194048912">
          <text:insertion>
            <office:change-info>
              <dc:creator>Bob Jacobsen</dc:creator>
              <dc:date>2010-06-07T20:14:00</dc:date>
            </office:change-info>
          </text:insertion>
        </text:changed-region>
        <text:changed-region text:id="ct1194965424">
          <text:deletion>
            <office:change-info>
              <dc:creator>Bob Jacobsen</dc:creator>
              <dc:date>2010-06-07T20:14:00</dc:date>
            </office:change-info>
            <text:p text:style-name="Standard">ve</text:p>
          </text:deletion>
        </text:changed-region>
        <text:changed-region text:id="ct1194714768">
          <text:insertion>
            <office:change-info>
              <dc:creator>Bob Jacobsen</dc:creator>
              <dc:date>2010-06-07T20:14:00</dc:date>
            </office:change-info>
          </text:insertion>
        </text:changed-region>
        <text:changed-region text:id="ct1227789568">
          <text:deletion>
            <office:change-info>
              <dc:creator>Bob Jacobsen</dc:creator>
              <dc:date>2010-06-07T20:14:00</dc:date>
            </office:change-info>
            <text:p text:style-name="Standard">it </text:p>
          </text:deletion>
        </text:changed-region>
        <text:changed-region text:id="ct1195244640">
          <text:insertion>
            <office:change-info>
              <dc:creator>Bob Jacobsen</dc:creator>
              <dc:date>2010-06-07T20:14:00</dc:date>
            </office:change-info>
          </text:insertion>
        </text:changed-region>
        <text:changed-region text:id="ct1193951424">
          <text:deletion>
            <office:change-info>
              <dc:creator>Bob Jacobsen</dc:creator>
              <dc:date>2010-06-07T20:14:00</dc:date>
            </office:change-info>
            <text:p text:style-name="Standard">their</text:p>
          </text:deletion>
        </text:changed-region>
        <text:changed-region text:id="ct1193925472">
          <text:insertion>
            <office:change-info>
              <dc:creator>Bob Jacobsen</dc:creator>
              <dc:date>2010-06-07T20:14:00</dc:date>
            </office:change-info>
          </text:insertion>
        </text:changed-region>
        <text:changed-region text:id="ct1182802576">
          <text:deletion>
            <office:change-info>
              <dc:creator>Bob Jacobsen</dc:creator>
              <dc:date>2010-06-07T20:14:00</dc:date>
            </office:change-info>
            <text:p text:style-name="Standard">he</text:p>
          </text:deletion>
        </text:changed-region>
        <text:changed-region text:id="ct1194059104">
          <text:insertion>
            <office:change-info>
              <dc:creator>Bob Jacobsen</dc:creator>
              <dc:date>2010-06-07T20:15:00</dc:date>
            </office:change-info>
          </text:insertion>
        </text:changed-region>
        <text:changed-region text:id="ct1194055216">
          <text:deletion>
            <office:change-info>
              <dc:creator>Bob Jacobsen</dc:creator>
              <dc:date>2010-06-07T20:14:00</dc:date>
            </office:change-info>
            <text:p text:style-name="Standard">home</text:p>
          </text:deletion>
        </text:changed-region>
        <text:changed-region text:id="ct1193925120">
          <text:insertion>
            <office:change-info>
              <dc:creator>Bob Jacobsen</dc:creator>
              <dc:date>2010-06-07T20:14:00</dc:date>
            </office:change-info>
          </text:insertion>
        </text:changed-region>
        <text:changed-region text:id="ct764903984">
          <text:deletion>
            <office:change-info>
              <dc:creator>David Harris</dc:creator>
              <dc:date>2010-06-07T00:29:00</dc:date>
            </office:change-info>
            <text:p text:style-name="Standard">teh</text:p>
          </text:deletion>
        </text:changed-region>
        <text:changed-region text:id="ct1204236176">
          <text:insertion>
            <office:change-info>
              <dc:creator>David Harris</dc:creator>
              <dc:date>2010-06-07T00:29:00</dc:date>
            </office:change-info>
          </text:insertion>
        </text:changed-region>
        <text:changed-region text:id="ct1194930240">
          <text:deletion>
            <office:change-info>
              <dc:creator>Bob Jacobsen</dc:creator>
              <dc:date>2010-06-07T20:16:00</dc:date>
            </office:change-info>
            <text:p text:style-name="Standard">signals</text:p>
          </text:deletion>
        </text:changed-region>
        <text:changed-region text:id="ct1193987104">
          <text:insertion>
            <office:change-info>
              <dc:creator>Bob Jacobsen</dc:creator>
              <dc:date>2010-06-07T20:16:00</dc:date>
            </office:change-info>
          </text:insertion>
        </text:changed-region>
        <text:changed-region text:id="ct1193933168">
          <text:deletion>
            <office:change-info>
              <dc:creator>Bob Jacobsen</dc:creator>
              <dc:date>2010-06-07T20:16:00</dc:date>
            </office:change-info>
            <text:p text:style-name="Standard"><text:s/>is not responding</text:p>
          </text:deletion>
        </text:changed-region>
        <text:changed-region text:id="ct1111410336">
          <text:deletion>
            <office:change-info>
              <dc:creator>Bob Jacobsen</dc:creator>
              <dc:date>2010-06-07T20:17:00</dc:date>
            </office:change-info>
            <text:p text:style-name="Standard">failures</text:p>
          </text:deletion>
        </text:changed-region>
        <text:changed-region text:id="ct1194052112">
          <text:insertion>
            <office:change-info>
              <dc:creator>Bob Jacobsen</dc:creator>
              <dc:date>2010-06-07T20:17:00</dc:date>
            </office:change-info>
          </text:insertion>
        </text:changed-region>
        <text:changed-region text:id="ct1256194176">
          <text:deletion>
            <office:change-info>
              <dc:creator>Bob Jacobsen</dc:creator>
              <dc:date>2010-06-07T20:17:00</dc:date>
            </office:change-info>
            <text:p text:style-name="Standard">signal</text:p>
          </text:deletion>
        </text:changed-region>
        <text:changed-region text:id="ct1195209296">
          <text:insertion>
            <office:change-info>
              <dc:creator>Bob Jacobsen</dc:creator>
              <dc:date>2010-06-07T20:17:00</dc:date>
            </office:change-info>
          </text:insertion>
        </text:changed-region>
        <text:changed-region text:id="ct1116814736">
          <text:insertion>
            <office:change-info>
              <dc:creator>David Harris</dc:creator>
              <dc:date>2010-06-07T00:30:00</dc:date>
            </office:change-info>
          </text:insertion>
        </text:changed-region>
        <text:changed-region text:id="ct1204132208">
          <text:insertion>
            <office:change-info>
              <dc:creator>David Harris</dc:creator>
              <dc:date>2010-06-07T00:29:00</dc:date>
            </office:change-info>
          </text:insertion>
        </text:changed-region>
        <text:changed-region text:id="ct1145733280">
          <text:insertion>
            <office:change-info>
              <dc:creator>David Harris</dc:creator>
              <dc:date>2010-06-07T00:30:00</dc:date>
            </office:change-info>
          </text:insertion>
        </text:changed-region>
        <text:changed-region text:id="ct1077036272">
          <text:deletion>
            <office:change-info>
              <dc:creator>David Harris</dc:creator>
              <dc:date>2010-06-07T00:30:00</dc:date>
            </office:change-info>
            <text:p text:style-name="Standard">that </text:p>
          </text:deletion>
        </text:changed-region>
        <text:changed-region text:id="ct1078466528">
          <text:insertion>
            <office:change-info>
              <dc:creator>David Harris</dc:creator>
              <dc:date>2010-06-07T00:30:00</dc:date>
            </office:change-info>
          </text:insertion>
        </text:changed-region>
        <text:changed-region text:id="ct1234911040">
          <text:deletion>
            <office:change-info>
              <dc:creator>Bob Jacobsen</dc:creator>
              <dc:date>2010-06-07T20:17:00</dc:date>
            </office:change-info>
            <text:p text:style-name="Standard">E</text:p>
          </text:deletion>
        </text:changed-region>
        <text:changed-region text:id="ct1195243936">
          <text:insertion>
            <office:change-info>
              <dc:creator>Bob Jacobsen</dc:creator>
              <dc:date>2010-06-07T20:17:00</dc:date>
            </office:change-info>
          </text:insertion>
        </text:changed-region>
        <text:changed-region text:id="ct1194076464">
          <text:deletion>
            <office:change-info>
              <dc:creator>Bob Jacobsen</dc:creator>
              <dc:date>2010-06-07T20:17:00</dc:date>
            </office:change-info>
            <text:p text:style-name="Standard">seems</text:p>
          </text:deletion>
        </text:changed-region>
        <text:changed-region text:id="ct1194678720">
          <text:insertion>
            <office:change-info>
              <dc:creator>Bob Jacobsen</dc:creator>
              <dc:date>2010-06-07T20:17:00</dc:date>
            </office:change-info>
          </text:insertion>
        </text:changed-region>
        <text:changed-region text:id="ct1116955872">
          <text:deletion>
            <office:change-info>
              <dc:creator>Bob Jacobsen</dc:creator>
              <dc:date>2010-06-07T20:17:00</dc:date>
            </office:change-info>
            <text:p text:style-name="Standard"><text:s/>back t</text:p>
          </text:deletion>
        </text:changed-region>
        <text:changed-region text:id="ct1193932976">
          <text:insertion>
            <office:change-info>
              <dc:creator>Bob Jacobsen</dc:creator>
              <dc:date>2010-06-07T20:17:00</dc:date>
            </office:change-info>
          </text:insertion>
        </text:changed-region>
        <text:changed-region text:id="ct1183468208">
          <text:insertion>
            <office:change-info>
              <dc:creator>Bob Jacobsen</dc:creator>
              <dc:date>2010-06-07T20:17:00</dc:date>
            </office:change-info>
          </text:insertion>
        </text:changed-region>
        <text:changed-region text:id="ct1195197152">
          <text:deletion>
            <office:change-info>
              <dc:creator>Bob Jacobsen</dc:creator>
              <dc:date>2010-06-07T20:16:00</dc:date>
            </office:change-info>
            <text:p text:style-name="Standard">Hugh thanks John. John replies “Its all in a day's work for a NMRAnet repairman”. </text:p>
          </text:deletion>
        </text:changed-region>
        <text:changed-region text:id="ct1206528448">
          <text:insertion>
            <office:change-info>
              <dc:creator>Bob Jacobsen</dc:creator>
              <dc:date>2010-06-06T22:42:00</dc:date>
            </office:change-info>
          </text:insertion>
        </text:changed-region>
        <text:changed-region text:id="ct1111773072">
          <text:deletion>
            <office:change-info>
              <dc:creator>Bob Jacobsen</dc:creator>
              <dc:date>2010-06-06T22:42:00</dc:date>
            </office:change-info>
            <text:p text:style-name="Standard">:</text:p>
          </text:deletion>
        </text:changed-region>
        <text:changed-region text:id="ct1229203360">
          <text:insertion>
            <office:change-info>
              <dc:creator>Bob Jacobsen</dc:creator>
              <dc:date>2010-06-06T22:42:00</dc:date>
            </office:change-info>
          </text:insertion>
        </text:changed-region>
        <text:changed-region text:id="ct1206702304">
          <text:deletion>
            <office:change-info>
              <dc:creator>Bob Jacobsen</dc:creator>
              <dc:date>2010-06-06T22:42:00</dc:date>
            </office:change-info>
            <text:p text:style-name="Standard">EventIds, NodeIds </text:p>
          </text:deletion>
        </text:changed-region>
        <text:changed-region text:id="ct1111663616">
          <text:insertion>
            <office:change-info>
              <dc:creator>Bob Jacobsen</dc:creator>
              <dc:date>2010-06-06T22:42:00</dc:date>
            </office:change-info>
          </text:insertion>
        </text:changed-region>
        <text:changed-region text:id="ct1111223184">
          <text:insertion>
            <office:change-info>
              <dc:creator>Bob Jacobsen</dc:creator>
              <dc:date>2010-06-06T22:42:00</dc:date>
            </office:change-info>
          </text:insertion>
        </text:changed-region>
        <text:changed-region text:id="ct1229412880">
          <text:deletion>
            <office:change-info>
              <dc:creator>Bob Jacobsen</dc:creator>
              <dc:date>2010-06-07T20:18:00</dc:date>
            </office:change-info>
            <text:p text:style-name="Standard">translating</text:p>
          </text:deletion>
        </text:changed-region>
        <text:changed-region text:id="ct1206507792">
          <text:deletion>
            <office:change-info>
              <dc:creator>Bob Jacobsen</dc:creator>
              <dc:date>2010-06-06T22:42:00</dc:date>
            </office:change-info>
            <text:p text:style-name="Standard">, disambiguating Event IDs</text:p>
          </text:deletion>
        </text:changed-region>
        <text:changed-region text:id="ct1195215040">
          <text:insertion>
            <office:change-info>
              <dc:creator>Bob Jacobsen</dc:creator>
              <dc:date>2010-06-07T20:18:00</dc:date>
            </office:change-info>
          </text:insertion>
        </text:changed-region>
        <text:changed-region text:id="ct1229855120">
          <text:insertion>
            <office:change-info>
              <dc:creator>Bob Jacobsen</dc:creator>
              <dc:date>2010-06-06T22:42:00</dc:date>
            </office:change-info>
          </text:insertion>
        </text:changed-region>
        <text:changed-region text:id="ct1195186624">
          <text:insertion>
            <office:change-info>
              <dc:creator>Bob Jacobsen</dc:creator>
              <dc:date>2010-06-07T20:17:00</dc:date>
            </office:change-info>
          </text:insertion>
        </text:changed-region>
        <text:changed-region text:id="ct1077003984">
          <text:insertion>
            <office:change-info>
              <dc:creator>David Harris</dc:creator>
              <dc:date>2010-06-07T0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change-start text:change-id="ct1077554672"/>Use Cases<text:change-end text:change-id="ct1077554672"/></text:h>
      <text:p text:style-name="Standard"><text:span text:style-name="T6">This document discusses how the OpenLCB</text:span><text:span text:style-name="T7">TM</text:span><text:span text:style-name="T6">/S9.6 proposal for the NMRAnet</text:span><text:span text:style-name="T7">TM</text:span><text:span text:style-name="T6"> layout control bus meets various use cases that have been considered during NMRAnet development. 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P11">Each section describes a single use case, and then discusses the NMRAnet solution for that case.</text:p>
      <text:h text:style-name="P17" text:outline-level="1">Entry Level User</text:h>
      <text:p text:style-name="P11">A model railroader wants to learn about NMRAnet. He buys two inexpensive boards at his local hobby shop. He connects them on his layout to two pushbuttons and a turnout motor, does a simple configuration, and is able to control the turnout with the pushbutton. </text:p>
      <text:h text:style-name="P14" text:outline-level="2">Solution</text:h>
      <text:p text:style-name="Standard">Alice wants to control her three track station. She has goes to her local store and buys one 8-button<text:change-start text:change-id="ct1084243888"/> <text:change-end text:change-id="ct1084243888"/><text:change-start text:change-id="ct1194081200"/>input <text:change-end text:change-id="ct1194081200"/><text:change-start text:change-id="ct1125566976"/>node<text:change-end text:change-id="ct1125566976"/>, four turnout-controller nodes, and a power supply. When she gets home, she unpacks the nodes and connects each of the turnout-controllers to her four turnouts, E1, E2, W1, and W2. Then she connects the nodes together with the <text:change-start text:change-id="ct710298864"/>provided <text:change-end text:change-id="ct710298864"/>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text:change text:change-id="ct1080130048"/><text:change-start text:change-id="ct714844496"/>S<text:change-end text:change-id="ct714844496"/>he <text:change text:change-id="ct1077219984"/><text:change-start text:change-id="ct765779104"/>finds<text:change-end text:change-id="ct765779104"/> that she <text:change text:change-id="ct497526400"/><text:change-start text:change-id="ct1123563824"/>occasionally <text:change-end text:change-id="ct1123563824"/>forg<text:change text:change-id="ct1204735808"/><text:change-start text:change-id="ct496168544"/>e<text:change-end text:change-id="ct496168544"/>t<text:change-start text:change-id="ct765779856"/>s<text:change-end text:change-id="ct765779856"/> to compatibly position the turnouts at both ends of the station<text:change text:change-id="ct1204254320"/>. <text:change-start text:change-id="ct1206088272"/><text:s/><text:change-end text:change-id="ct1206088272"/>However, <text:change-start text:change-id="ct1111524432"/>s<text:change-end text:change-id="ct1111524432"/>he realize<text:change text:change-id="ct1206784688"/><text:change-start text:change-id="ct1070362544"/>s<text:change-end text:change-id="ct1070362544"/> that she <text:change text:change-id="ct1068481152"/><text:change-start text:change-id="ct1058188976"/>can<text:change-end text:change-id="ct1058188976"/> improve her scheme. She reset<text:change-start text:change-id="ct593616464"/>s<text:change-end text:change-id="ct593616464"/> the nodes to factory settings as directed and then <text:change text:change-id="ct1144739824"/><text:change-start text:change-id="ct1199667360"/>teaches<text:change-end text:change-id="ct1199667360"/> button A to make all the turnouts select track 1. (In detail<text:change-start text:change-id="ct1229181696"/> she<text:change-end text:change-id="ct1229181696"/>: on E1 set<text:change-start text:change-id="ct1121123328"/>s<text:change-end text:change-id="ct1121123328"/> diverge and gold, on E2 set<text:change-start text:change-id="ct1229696544"/>s<text:change-end text:change-id="ct1229696544"/> diverge and gold, on W1 set<text:change-start text:change-id="ct1116979648"/>s<text:change-end text:change-id="ct1116979648"/> diverge and gold, on W2 set<text:change-start text:change-id="ct1068237744"/>s<text:change-end text:change-id="ct1068237744"/> diverge and gold, and finally on the button node push<text:change text:change-id="ct1081106416"/><text:change-start text:change-id="ct1121947456"/>es<text:change-end text:change-id="ct1121947456"/> gold, A, and gold). She also ma<text:change text:change-id="ct1068408080"/><text:change-start text:change-id="ct528441008"/>kes<text:change-end text:change-id="ct528441008"/> buttons B and C select tracks 2 and 3. </text:p>
      <text:p text:style-name="Standard"><text:soft-page-break/>Now she <text:change text:change-id="ct1077190304"/><text:change-start text:change-id="ct1202859856"/>can<text:change-end text:change-id="ct1202859856"/> control her station tracks with only three buttons, and there <text:change text:change-id="ct1204386256"/><text:change-start text:change-id="ct1121679344"/>is no<text:change-end text:change-id="ct1121679344"/><text:change text:change-id="ct1075011760"/> chance that they <text:change text:change-id="ct1108110864"/><text:change-start text:change-id="ct1111771728"/>can be <text:s/><text:change-end text:change-id="ct1111771728"/><text:s/>misaligned! Later, she change<text:change text:change-id="ct1058174912"/><text:change-start text:change-id="ct1192807664"/>s<text:change-end text:change-id="ct1192807664"/> it again so that A-C selected tracks 1-2 for entrance, and D-F selected them for exit. </text:p>
      <text:h text:style-name="Heading_20_1" text:outline-level="1">Expanding a Small Layout</text:h>
      <text:p text:style-name="Standard">A user has four NMRAnet boards working on his layout. He buys one more input board to provide extra pushbuttons to operate his yard ladder from the other end of the layout. He's able to configure the new board and put it into operation.</text:p>
      <text:h text:style-name="Heading_20_2" text:outline-level="2">Solution</text:h>
      <text:p text:style-name="Standard">Alice decides that it would be nice to be able to <text:change-start text:change-id="ct1203954848"/>also <text:change-end text:change-id="ct1203954848"/>control her station tracks from <text:change-start text:change-id="ct715993872"/>the other side of her peninsula. <text:s/><text:change-end text:change-id="ct715993872"/><text:change text:change-id="ct1073857184"/>She buys another <text:change-start text:change-id="ct1165037760"/>8-<text:change-end text:change-id="ct1165037760"/>button node (lets label these <text:change-start text:change-id="ct1182888672"/>with <text:change-end text:change-id="ct1182888672"/>M-T), and hooks it to <text:change text:change-id="ct1144997728"/><text:change-start text:change-id="ct1165097584"/>one of the <text:change-end text:change-id="ct1165097584"/><text:change text:change-id="ct1074316560"/>other nodes. She then copies the <text:change text:change-id="ct1196557536"/><text:change-start text:change-id="ct1074498768"/>learned event<text:change-end text:change-id="ct1074498768"/> from the first button node to this new one. (In detail: on the <text:change text:change-id="ct1181540800"/><text:change-start text:change-id="ct1227194640"/>new<text:change-end text:change-id="ct1227194640"/> set of buttons she pushe<text:change text:change-id="ct1164136736"/><text:change-start text:change-id="ct1112807840"/>s<text:change-end text:change-id="ct1112807840"/> <text:change-start text:change-id="ct1194037632"/>blue, <text:change-end text:change-id="ct1194037632"/><text:change text:change-id="ct1194952704"/><text:change-start text:change-id="ct1194611328"/>M<text:change-end text:change-id="ct1194611328"/> and gold, and then on the <text:change text:change-id="ct1196865712"/><text:change-start text:change-id="ct1231954608"/>original<text:change-end text:change-id="ct1231954608"/> button<text:change text:change-id="ct1156181808"/><text:change-start text:change-id="ct1229182528"/>-no<text:change-end text:change-id="ct1229182528"/><text:change-start text:change-id="ct1229667040"/>de<text:change-end text:change-id="ct1229667040"/> she pushe<text:change text:change-id="ct1075364816"/><text:change-start text:change-id="ct1125306960"/>s<text:change-end text:change-id="ct1125306960"/> gold, <text:change text:change-id="ct1225919248"/><text:change-start text:change-id="ct1194879168"/>A<text:change-end text:change-id="ct1194879168"/> and gold, and repeat<text:change text:change-id="ct1075298720"/><text:change-start text:change-id="ct1045623376"/>s<text:change-end text:change-id="ct1045623376"/> the same process with the other buttons). </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ext:change text:change-id="ct1183691792"/><text:change text:change-id="ct1111386176"/><text:change text:change-id="ct1203222560"/><text:change-start text:change-id="ct1145541776"/>He asks the program to interrogate an unknown <text:change-end text:change-id="ct1145541776"/><text:change-start text:change-id="ct1116908576"/>layout, <text:change-end text:change-id="ct1116908576"/><text:change-start text:change-id="ct1058197168"/>and <text:change-end text:change-id="ct1058197168"/><text:change text:change-id="ct704961008"/><text:change-start text:change-id="ct1229669168"/>t<text:change-end text:change-id="ct1229669168"/>he program lists his twelve boards. He <text:change text:change-id="ct1111352592"/><text:s/>drill<text:change-start text:change-id="ct1111869200"/>s<text:change-end text:change-id="ct1111869200"/> down to each part of each node and see<text:change-start text:change-id="ct1121595552"/>s<text:change-end text:change-id="ct1121595552"/> what other nodes receive its events. He <text:change text:change-id="ct608189424"/>also see<text:change-start text:change-id="ct1076962032"/>s<text:change-end text:change-id="ct1076962032"/> whose events it receives. The<text:change-start text:change-id="ct1117074736"/> program also draws a <text:change-end text:change-id="ct1117074736"/><text:change text:change-id="ct1058534512"/>diagram of the nodes. He pushes some buttons and watches as the program animates the events <text:change text:change-id="ct1081147712"/><text:change-start text:change-id="ct547860496"/>send from<text:change-end text:change-id="ct547860496"/><text:change text:change-id="ct1077495520"/> one node and <text:change text:change-id="ct1204314880"/><text:change-start text:change-id="ct1145750720"/>to<text:change-end text:change-id="ct1145750720"/> the receiving nodes. He finds his mistake, and makes changes to his configuration and tests again. Problem solved – he vows to buy a laptop. </text:p>
      <text:h text:style-name="Heading_20_1" text:outline-level="1">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proceeds to disconnect the original twelve boards and replace them with the new ones. Sometime <text:soft-page-break/>later ... he brings up the configuration program, and its informs him there are twelve new boards on the layout. “Tell me something I don't know” he mutters. He brings up another copy and retrieves his stored configuration. He notes that some of the names of things have changed<text:change-start text:change-id="ct1119660336"/> (new and improved!)<text:change-end text:change-id="ct1119660336"/>, but he can manage. He uses the old configuration to find nodes from which he can teach the old events <text:change text:change-id="ct1223976752"/><text:change-start text:change-id="ct1241829536"/>to his new nodes<text:change-end text:change-id="ct1241829536"/> – this is easy, on the screen he just grabs the node's consumer or producer entry and drags it to one or more of the new nodes<text:change-start text:change-id="ct1116908864"/>'<text:change-end text:change-id="ct1116908864"/>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NMRAnet. The owner wants to put a physical control panel in his house, a separate building, and operate it via NMRAnet.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text:change-start text:change-id="ct1111668320"/>h<text:change-end text:change-id="ct1111668320"/>is layout, <text:change-start text:change-id="ct1111360448"/>and <text:change-end text:change-id="ct1111360448"/>the program announces there are lots of new nodes. Using drag-and-drop he <text:change text:change-id="ct1241835024"/><text:change-start text:change-id="ct1183028416"/>sets<text:change-end text:change-id="ct1183028416"/> his new nodes <text:change text:change-id="ct1229251408"/><text:change-start text:change-id="ct1116816912"/>use the<text:change-end text:change-id="ct1116816912"/> the <text:change-start text:change-id="ct1114553792"/>events of the <text:change-end text:change-id="ct1114553792"/>existing layout. This is relatively easy, as he is just duplicating his old controls. <text:change text:change-id="ct1234073888"/><text:change-start text:change-id="ct1182827344"/>He<text:change-end text:change-id="ct1182827344"/> can just drag <text:change-start text:change-id="ct1118729712"/>events from <text:change-end text:change-id="ct1118729712"/><text:change text:change-id="ct1225834048"/><text:change-start text:change-id="ct1193937792"/>an<text:change-end text:change-id="ct1193937792"/> old node onto a <text:change-start text:change-id="ct1183568256"/>producer or consumer in the <text:change-end text:change-id="ct1183568256"/>new one <text:change text:change-id="ct1229460464"/><text:change-start text:change-id="ct1193975584"/>to configure it<text:change-end text:change-id="ct1193975584"/>. The whole process <text:change-start text:change-id="ct1073774848"/>takes <text:change-end text:change-id="ct1073774848"/><text:change text:change-id="ct1077110240"/><text:change-start text:change-id="ct1111730176"/>only<text:change-end text:change-id="ct1111730176"/> <text:change-start text:change-id="ct1195284400"/>1<text:change-end text:change-id="ct1195284400"/>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NMRAnet-CAN bus running his layout is not big enough, he's maxed out the number of nodes. He talks to the local guru, and the guru says – no problem, just <text:change text:change-id="ct1077205376"/><text:change-start text:change-id="ct1111227152"/>divide <text:change-end text:change-id="ct1111227152"/><text:s/>your CAN into two parts and join the parts with a CAN-to-CAN bridge. Hugh is doubtful, it can't be that simple, won't he need to change node ids and change his event programming? The guru reassures him – it is that simple – no need to change anything, the nodes will still see al<text:change text:change-id="ct635452608"/>l the other nodes events, <text:change text:change-id="ct1188932192"/><text:change-start text:change-id="ct1076871152"/>just<text:change-end text:change-id="ct1076871152"/> as before. Hugh take<text:change text:change-id="ct1076940912"/><text:change-start text:change-id="ct1088708336"/>s <text:change-end text:change-id="ct1088708336"/>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NMRAnet and control/monitor it.</text:p>
      <text:h text:style-name="Heading_20_2" text:outline-level="2"><text:soft-page-break/>Solution</text:h>
      <text:p text:style-name="Standard">Mike visits Hugh and brings some new NMRAnet software on his laptop. “This software will let us make a mock-up of your layout showing the location and connections between your nodes. I just need to plug it into your layout”.<text:change-start text:change-id="ct524190736"/> <text:s/>Hugh copies it to his laptop, and p<text:change-end text:change-id="ct524190736"/><text:change-start text:change-id="ct1204270176"/>lugs it into the opposite end of <text:span text:style-name="T5">the</text:span> layout – <text:change-end text:change-id="ct1204270176"/><text:change text:change-id="ct1193948128"/><text:change-start text:change-id="ct1194725600"/>instant operation from both computers<text:change-end text:change-id="ct1194725600"/><text:change-start text:change-id="ct1227804352"/>. <text:s/><text:change-end text:change-id="ct1227804352"/></text:p>
      <text:h text:style-name="Heading_20_1" text:outline-level="1">Remote Dispatcher</text:h>
      <text:p text:style-name="Standard">A model railroad has turnouts and signals controlled via NMRAnet. NMRAnet is used to install a CTC panel at a distant location. The panel could be either a physical panel or on a computer screen. </text:p>
      <text:h text:style-name="Heading_20_2" text:outline-level="2">Solution</text:h>
      <text:p text:style-name="Standard">See Distant Control Panel. <text:change-start text:change-id="ct1194679616"/>The same solution that works over a local network will also work over both high-speed and low-speed <text:change-end text:change-id="ct1194679616"/><text:change-start text:change-id="ct1193970416"/>connections to the global Internet, and thus to where-ever the dispatcher is located.<text:change-end text:change-id="ct1193970416"/></text:p>
      <text:h text:style-name="Heading_20_1" text:outline-level="1">Modular Layouts</text:h>
      <text:p text:style-name="Standard">A modular club has fifty modules, each of which as a CAN NMRAnet with two or three nodes controlling the module. These modules are separately built, with no central administration. <text:change-start text:change-id="ct1111289584"/>For example, a new member might be bringing four modules that have never run with the club before, or a member may have just completed a couple new modules. <text:change-end text:change-id="ct1111289584"/>They are brought to a central location for a meet, where they are all connected together in some pre-planned orientation. The NMRAnets are connected in some fashion, and used to operate the entire layout from both central and distributed locations. <text:change-start text:change-id="ct1093033280"/></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change-end text:change-id="ct1093033280"/></text:p>
      <text:h text:style-name="Heading_20_2" text:outline-level="2">Solution</text:h>
      <text:p text:style-name="Standard">John is in charge of the meet. He tells the attendees to connect the<text:change-start text:change-id="ct1110189776"/>ir<text:change-end text:change-id="ct1110189776"/> modules together into multiple CAN segments, observing the limitations of length and drive capabilities of the nodes. He assigns segment leaders and instructs them to configure and debug each segment in isolation by connecting a computer with configuration software. <text:change-start text:change-id="ct1116862816"/><text:s/><text:change-end text:change-id="ct1116862816"/>XML files describing the modules that some attendees brought help in this, but the nodes themselves contain enough information to allow them to be connected and integrate their existing block detection and <text:change text:change-id="ct1150947280"/><text:change-start text:change-id="ct1075492912"/>signaling<text:change-end text:change-id="ct1075492912"/> systems. </text:p>
      <text:p text:style-name="Standard">If the number of modules was smaller, then John would have connected the segments together using CAN-to-CAN relay nodes, but he <text:change text:change-id="ct1202833328"/>decide<text:change text:change-id="ct1116953872"/><text:change-start text:change-id="ct1114539056"/>s<text:change-end text:change-id="ct1114539056"/> to connect the segments together using an Ethernet backbone, using Ethernet-to-CAN bridges. This will reduce the bandwidth requirements on each of the segments because the bridges will automatically only pass events between the segments that are <text:soft-page-break/>actually required, rather than all packets. <text:change-start text:change-id="ct1111406368"/><text:s/>Working <text:change-end text:change-id="ct1111406368"/><text:change text:change-id="ct1111261680"/>with his segment leaders, they quickly integrate the segments onto the backbone. <text:change-start text:change-id="ct1059015168"/><text:s/>Since they have multiple panels, both real and virtual, a<text:change-end text:change-id="ct1059015168"/><text:change text:change-id="ct1205411760"/>ttendees can observe and control the layout from disparate points on <text:change text:change-id="ct1077253456"/><text:change-start text:change-id="ct1068346384"/>the <text:change-end text:change-id="ct1068346384"/><text:change text:change-id="ct489152256"/>layout. </text:p>
      <text:h text:style-name="Heading_20_1" text:outline-level="1">Remote Diagnostics</text:h>
      <text:p text:style-name="Standard">A club layout is operated via NMRAnet. There's something not quite right about the signal<text:change text:change-id="ct1225627376"/>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text:change text:change-id="ct1195197408"/><text:change-start text:change-id="ct1194049408"/>Bill<text:change-end text:change-id="ct1194049408"/> receives a call from his friend Hugh<text:change text:change-id="ct1225505984"/> that there's some trouble on <text:change text:change-id="ct1193977344"/><text:change-start text:change-id="ct1183523728"/>Hugh's<text:change-end text:change-id="ct1183523728"/> layout. <text:change text:change-id="ct1074069056"/><text:change text:change-id="ct1174900096"/><text:change-start text:change-id="ct1193928624"/>Bill<text:change-end text:change-id="ct1193928624"/> <text:change text:change-id="ct1194922800"/><text:change-start text:change-id="ct1193934336"/>is an expert on model railroad signaling, but he lives half-way across the country from Hugh's layout.<text:change-end text:change-id="ct1193934336"/><text:change text:change-id="ct1195162672"/><text:change-start text:change-id="ct1195162896"/> F<text:change-end text:change-id="ct1195162896"/>ortunately<text:change text:change-id="ct730979328"/><text:change-start text:change-id="ct1112500816"/> <text:change-end text:change-id="ct1112500816"/><text:change text:change-id="ct1193962224"/><text:change-start text:change-id="ct1195192112"/>Hugh<text:change-end text:change-id="ct1195192112"/><text:change text:change-id="ct1182946992"/><text:change-start text:change-id="ct1193969744"/> <text:change-end text:change-id="ct1193969744"/>has an Ethernet connection to the layout, and even better <text:change text:change-id="ct1194078496"/><text:change-start text:change-id="ct1194048912"/>he<text:change-end text:change-id="ct1194048912"/> ha<text:change text:change-id="ct1194965424"/><text:change-start text:change-id="ct1194714768"/>s<text:change-end text:change-id="ct1194714768"/> <text:change text:change-id="ct1227789568"/>attached t<text:change-start text:change-id="ct1195244640"/>it <text:change-end text:change-id="ct1195244640"/>o the local area network (LAN) and to the wider internet through <text:change text:change-id="ct1193951424"/><text:change-start text:change-id="ct1193925472"/>a<text:change-end text:change-id="ct1193925472"/> router – <text:change text:change-id="ct1182802576"/><text:change-start text:change-id="ct1194059104"/>Bill<text:change-end text:change-id="ct1194059104"/> can just log in from <text:change text:change-id="ct1194055216"/><text:change-start text:change-id="ct1193925120"/>where he is<text:change-end text:change-id="ct1193925120"/>! He opens his copy of the configuration program on his home computer and connects to <text:change text:change-id="ct764903984"/><text:change-start text:change-id="ct1204236176"/>the<text:change-end text:change-id="ct1204236176"/> layout. It appears that one of the <text:change text:change-id="ct1194930240"/><text:change-start text:change-id="ct1193987104"/>occupancy detectors is not seeing the train<text:change-end text:change-id="ct1193987104"/><text:change text:change-id="ct1193933168"/>, and this has lead to a cascade of <text:change text:change-id="ct1111410336"/><text:change-start text:change-id="ct1194052112"/>errors<text:change-end text:change-id="ct1194052112"/> downstream from the signal. He phones Hugh back and tells him to check the connections on that <text:change text:change-id="ct1256194176"/><text:change-start text:change-id="ct1195209296"/>block<text:change-end text:change-id="ct1195209296"/>. Hugh crawls under the layout and discovers a plug has pulled out – it must have been <text:change-start text:change-id="ct1116814736"/>accidently <text:change-end text:change-id="ct1116814736"/><text:change-start text:change-id="ct1204132208"/>hooked out by <text:change-end text:change-id="ct1204132208"/><text:change-start text:change-id="ct1145733280"/>someone in <text:change-end text:change-id="ct1145733280"/><text:change text:change-id="ct1077036272"/><text:change-start text:change-id="ct1078466528"/>the <text:change-end text:change-id="ct1078466528"/>work party mid-week. <text:change text:change-id="ct1234911040"/><text:change-start text:change-id="ct1195243936"/>The plug is replaced and e<text:change-end text:change-id="ct1195243936"/>verything <text:change text:change-id="ct1194076464"/><text:change-start text:change-id="ct1194678720"/>returns <text:change-end text:change-id="ct1194678720"/><text:change text:change-id="ct1116955872"/><text:change-start text:change-id="ct1193932976"/>t<text:change-end text:change-id="ct1193932976"/>o normal<text:change-start text:change-id="ct1183468208"/> operation<text:change-end text:change-id="ct1183468208"/>. <text:change text:change-id="ct1195197152"/></text:p>
      <text:h text:style-name="Heading_20_1" text:outline-level="1">Aggregation of Modular Clubs</text:h>
      <text:p text:style-name="Standard">Dozens of clubs put together dozens of NMRAnet segments and hundreds of modules that have been separately configured. A large FREMO meet would be an example. Collision avoidance<text:change-start text:change-id="ct1206528448"/> must be easily arranged<text:change-end text:change-id="ct1206528448"/><text:change text:change-id="ct1111773072"/><text:change-start text:change-id="ct1229203360"/>;<text:change-end text:change-id="ct1229203360"/> <text:change text:change-id="ct1206702304"/><text:change-start text:change-id="ct1111663616"/>event and node identifications <text:change-end text:change-id="ct1111663616"/>that are already configured into the modules should already be unique<text:change-start text:change-id="ct1111223184"/>, without any need to reprogram ones that might be duplicates<text:change-end text:change-id="ct1111223184"/>. It must be possible to build automated tools for <text:change text:change-id="ct1229412880"/><text:change text:change-id="ct1206507792"/><text:change-start text:change-id="ct1195215040"/>connecting <text:change-end text:change-id="ct1195215040"/><text:change-start text:change-id="ct1229855120"/>events <text:change-end text:change-id="ct1229855120"/><text:change-start text:change-id="ct1195186624"/>between layouts and modules<text:change-end text:change-id="ct1195186624"/>.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change-start text:change-id="ct1077003984"/></text:p>
      <text:p text:style-name="P10"><text:change-end text:change-id="ct10770039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Use Cases<text:tab/>1</text:p>
          <text:p text:style-name="P12">Entry Level User<text:tab/>1</text:p>
          <text:p text:style-name="P13">Solution<text:tab/>1</text:p>
          <text:p text:style-name="P12">Expanding a Small Layout<text:tab/>2</text:p>
          <text:p text:style-name="P13">Solution<text:tab/>2</text:p>
          <text:p text:style-name="P12">Mid-size Layout Problem<text:tab/>2</text:p>
          <text:p text:style-name="P13">Solution<text:tab/>2</text:p>
          <text:p text:style-name="P12">Large Layout Upgrade<text:tab/>2</text:p>
          <text:p text:style-name="P13">Solution<text:tab/>2</text:p>
          <text:p text:style-name="P12">Distant Control Panel<text:tab/>3</text:p>
          <text:p text:style-name="P13">Solution<text:tab/>3</text:p>
          <text:p text:style-name="P12">Large Layout Expands<text:tab/>3</text:p>
          <text:p text:style-name="P13">Solution<text:tab/>3</text:p>
          <text:p text:style-name="P12">Connect Multiple Programs<text:tab/>3</text:p>
          <text:p text:style-name="P13">Solution<text:tab/>4</text:p>
          <text:p text:style-name="P12">Remote Dispatcher<text:tab/>4</text:p>
          <text:p text:style-name="P13">Solution<text:tab/>4</text:p>
          <text:p text:style-name="P12">Modular Layouts<text:tab/>4</text:p>
          <text:p text:style-name="P13">Solution<text:tab/>4</text:p>
          <text:p text:style-name="P12">Remote Diagnostics<text:tab/>5</text:p>
          <text:p text:style-name="P13">Solution<text:tab/>5</text:p>
          <text:p text:style-name="P12">Aggregation of Modular Clubs<text:tab/>5</text:p>
          <text:p text:style-name="P13">Solu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183623456">
            <text:deletion>
              <office:change-info>
                <dc:creator>Bob Jacobsen</dc:creator>
                <dc:date>2010-06-07T20:05:00</dc:date>
              </office:change-info>
              <text:p text:style-name="MP1"><text:s/>Technical Note (number)</text:p>
            </text:deletion>
          </text:changed-region>
          <text:changed-region text:id="ct1227194544">
            <text:insertion>
              <office:change-info>
                <dc:creator>Bob Jacobsen</dc:creator>
                <dc:date>2010-06-07T20:05: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text:change text:change-id="ct1183623456"/><text:change-start text:change-id="ct1227194544"/>net Use Cases<text:change-end text:change-id="ct1227194544"/></text:p>
      </style:header>
      <style:footer>
        <text:tracked-changes>
          <text:changed-region text:id="ct1073949040">
            <text:deletion>
              <office:change-info>
                <dc:creator>Bob Jacobsen</dc:creator>
                <dc:date>2010-06-07T20:06:00</dc:date>
              </office:change-info>
              <text:p text:style-name="Standard"><text:span text:style-name="MT2">Title</text:span></text:p>
            </text:deletion>
          </text:changed-region>
          <text:changed-region text:id="ct1182348032">
            <text:insertion>
              <office:change-info>
                <dc:creator>Bob Jacobsen</dc:creator>
                <dc:date>2010-06-07T20:06:00</dc:date>
              </office:change-info>
            </text:insertion>
          </text:changed-region>
        </text:tracked-changes>
        <text:p text:style-name="Standard"><text:change text:change-id="ct1073949040"/><text:change-start text:change-id="ct1182348032"/><text:span text:style-name="MT2">Copyright 2010, by J. Day, D. Harris, B. Jacobsen, A. Robinson, and A. Shepherd</text:span><text:change-end text:change-id="ct1182348032"/><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06-07T20:18:23.99">6/7/2010</text:date></text:span></text:span></text:p>
      </style:footer>
    </style:master-page>
    <style:master-page style:name="First_20_Page" style:display-name="First Page" style:page-layout-name="Mpm2" style:next-style-name="Standard">
      <style:header>
        <text:tracked-changes>
          <text:changed-region text:id="ct765003728">
            <text:deletion>
              <office:change-info>
                <dc:creator>David Harris</dc:creator>
                <dc:date>2010-06-07T00:31:00</dc:date>
              </office:change-info>
              <text:p text:style-name="MP5">(date)</text:p>
            </text:deletion>
          </text:changed-region>
          <text:changed-region text:id="ct1165262016">
            <text:insertion>
              <office:change-info>
                <dc:creator>David Harris</dc:creator>
                <dc:date>2010-06-07T00:31:00</dc:date>
              </office:change-info>
            </text:insertion>
          </text:changed-region>
          <text:changed-region text:id="ct765438320">
            <text:insertion>
              <office:change-info>
                <dc:creator>David Harris</dc:creator>
                <dc:date>2010-06-07T00:31: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S9.6/OpenLCB NMRAnet Proposal</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Use Cases</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date" office:date-value="2010-01-01">
              <text:p text:style-name="MP5"><text:change text:change-id="ct765003728"/><text:change-start text:change-id="ct1165262016"/>01/01/10<text:change-end text:change-id="ct1165262016"/></text:p>
            </table:table-cell>
            <table:table-cell table:style-name="Table1.C1" office:value-type="string">
              <text:p text:style-name="MP8">S 9-6<text:change-start text:change-id="ct765438320"/>.10<text:change-end text:change-id="ct765438320"/></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06-07T20:18:23.99">6/7/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0</meta:editing-cycles>
    <meta:editing-duration>PT12H15M33S</meta:editing-duration>
    <meta:generator>OpenOffice.org/3.2$Unix OpenOffice.org_project/320m12$Build-9483</meta:generator>
    <dc:date>2010-06-07T20:18:24</dc:date>
    <dc:creator>Bob Jacobsen</dc:creator>
    <meta:document-statistic meta:table-count="1" meta:image-count="0" meta:object-count="0" meta:page-count="6" meta:paragraph-count="176" meta:word-count="2794" meta:character-count="16053"/>
    <meta:user-defined meta:name="Info 1"/>
    <meta:user-defined meta:name="Info 2"/>
    <meta:user-defined meta:name="Info 3"/>
    <meta:user-defined meta:name="Info 4"/>
  </office:meta>
</office:document-meta>
</file>